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vg:font-family="WenQuanYi Zen He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FR"/>
    </style:style>
    <style:style style:name="P2" style:parent-style-name="Standard" style:family="paragraph">
      <style:text-properties fo:language="fr" fo:country="FR"/>
    </style:style>
    <style:style style:name="P3" style:parent-style-name="Titre1" style:family="paragraph">
      <style:text-properties fo:language="fr" fo:country="FR"/>
    </style:style>
    <style:style style:name="P4" style:parent-style-name="Standard" style:family="paragraph">
      <style:paragraph-properties fo:text-align="justify"/>
      <style:text-properties fo:language="fr" fo:country="FR"/>
    </style:style>
    <style:style style:name="P5" style:parent-style-name="Standard" style:family="paragraph">
      <style:text-properties fo:language="fr" fo:country="FR"/>
    </style:style>
    <style:style style:name="P6" style:parent-style-name="Titre1" style:family="paragraph">
      <style:text-properties fo:language="fr" fo:country="FR"/>
    </style:style>
    <style:style style:name="P7" style:parent-style-name="Standard" style:family="paragraph">
      <style:paragraph-properties fo:text-align="justify"/>
      <style:text-properties fo:language="fr" fo:country="FR"/>
    </style:style>
    <style:style style:name="P8" style:parent-style-name="Standard" style:family="paragraph">
      <style:paragraph-properties fo:text-align="justify"/>
      <style:text-properties fo:language="fr" fo:country="FR"/>
    </style:style>
    <style:style style:name="P9" style:parent-style-name="Standard" style:family="paragraph">
      <style:paragraph-properties fo:text-align="justify"/>
      <style:text-properties fo:language="fr" fo:country="FR"/>
    </style:style>
    <style:style style:name="P10" style:parent-style-name="Standard" style:family="paragraph">
      <style:paragraph-properties fo:text-align="justify"/>
      <style:text-properties fo:language="fr" fo:country="FR"/>
    </style:style>
    <style:style style:name="P11" style:parent-style-name="Standard" style:family="paragraph">
      <style:paragraph-properties fo:text-align="justify"/>
      <style:text-properties fo:language="fr" fo:country="FR"/>
    </style:style>
    <style:style style:name="P12" style:parent-style-name="Standard" style:family="paragraph">
      <style:paragraph-properties fo:text-align="justify"/>
      <style:text-properties fo:language="fr" fo:country="FR"/>
    </style:style>
    <style:style style:name="P13" style:parent-style-name="Standard" style:family="paragraph">
      <style:paragraph-properties fo:text-align="justify"/>
      <style:text-properties fo:language="fr" fo:country="FR"/>
    </style:style>
    <style:style style:name="P14" style:parent-style-name="Standard" style:family="paragraph">
      <style:paragraph-properties fo:text-align="justify"/>
      <style:text-properties fo:language="fr" fo:country="FR"/>
    </style:style>
    <style:style style:name="P15" style:parent-style-name="Standard" style:family="paragraph">
      <style:paragraph-properties fo:text-align="justify"/>
      <style:text-properties fo:language="fr" fo:country="FR"/>
    </style:style>
    <style:style style:name="P16" style:parent-style-name="Standard" style:family="paragraph">
      <style:paragraph-properties fo:text-align="justify"/>
      <style:text-properties fo:language="fr" fo:country="FR"/>
    </style:style>
    <style:style style:name="P17" style:parent-style-name="Standard" style:family="paragraph">
      <style:paragraph-properties fo:text-align="justify"/>
      <style:text-properties fo:language="fr" fo:country="FR"/>
    </style:style>
    <style:style style:name="P18" style:parent-style-name="Standard" style:family="paragraph">
      <style:paragraph-properties fo:text-align="justify"/>
      <style:text-properties fo:language="fr" fo:country="FR"/>
    </style:style>
    <style:style style:name="P19" style:parent-style-name="Standard" style:family="paragraph">
      <style:paragraph-properties fo:text-align="justify"/>
      <style:text-properties fo:language="fr" fo:country="FR"/>
    </style:style>
    <style:style style:name="P20" style:parent-style-name="Standard" style:family="paragraph">
      <style:paragraph-properties fo:text-align="justify"/>
      <style:text-properties fo:language="fr" fo:country="FR"/>
    </style:style>
    <style:style style:name="P21" style:parent-style-name="Standard" style:family="paragraph">
      <style:paragraph-properties fo:text-align="justify"/>
      <style:text-properties fo:language="fr" fo:country="FR"/>
    </style:style>
    <style:style style:name="P22" style:parent-style-name="Standard" style:family="paragraph">
      <style:paragraph-properties fo:text-align="justify"/>
      <style:text-properties fo:language="fr" fo:country="FR"/>
    </style:style>
    <style:style style:name="P23" style:parent-style-name="Standard" style:family="paragraph">
      <style:paragraph-properties fo:text-align="justify"/>
      <style:text-properties fo:language="fr" fo:country="FR"/>
    </style:style>
    <style:style style:name="P24" style:parent-style-name="Standard" style:family="paragraph">
      <style:paragraph-properties fo:text-align="justify"/>
      <style:text-properties fo:language="fr" fo:country="FR"/>
    </style:style>
    <style:style style:name="P25" style:parent-style-name="Standard" style:family="paragraph">
      <style:paragraph-properties fo:text-align="justify"/>
      <style:text-properties fo:language="fr" fo:country="FR"/>
    </style:style>
    <style:style style:name="P26" style:parent-style-name="Standard" style:family="paragraph">
      <style:paragraph-properties fo:text-align="justify"/>
      <style:text-properties fo:language="fr" fo:country="FR"/>
    </style:style>
    <style:style style:name="P27" style:parent-style-name="Standard" style:family="paragraph">
      <style:paragraph-properties fo:text-align="justify"/>
      <style:text-properties fo:language="fr" fo:country="FR"/>
    </style:style>
    <style:style style:name="P28" style:parent-style-name="Heading" style:family="paragraph">
      <style:text-properties fo:language="fr" fo:country="FR"/>
    </style:style>
    <style:style style:name="P29" style:parent-style-name="Textbody" style:family="paragraph">
      <style:text-properties fo:language="fr" fo:country="FR"/>
    </style:style>
    <style:style style:name="P30" style:parent-style-name="Standard" style:family="paragraph">
      <style:paragraph-properties fo:text-align="justify"/>
      <style:text-properties fo:language="fr" fo:country="FR"/>
    </style:style>
    <style:style style:name="P31" style:parent-style-name="Textbody" style:family="paragraph">
      <style:text-properties fo:language="fr" fo:country="FR"/>
    </style:style>
    <style:style style:name="P32" style:parent-style-name="Textbody" style:family="paragraph">
      <style:text-properties fo:language="fr" fo:country="FR"/>
    </style:style>
    <style:style style:name="P33" style:parent-style-name="Textbody" style:family="paragraph">
      <style:text-properties fo:language="fr" fo:country="FR"/>
    </style:style>
    <style:style style:name="P34" style:parent-style-name="Textbody" style:family="paragraph">
      <style:text-properties fo:language="fr" fo:country="FR"/>
    </style:style>
    <style:style style:name="P35" style:parent-style-name="Textbody" style:family="paragraph">
      <style:text-properties fo:language="fr" fo:country="FR"/>
    </style:style>
    <style:style style:name="P36" style:parent-style-name="Textbody" style:family="paragraph">
      <style:text-properties fo:language="fr" fo:country="FR"/>
    </style:style>
    <style:style style:name="P37" style:parent-style-name="Textbody" style:family="paragraph">
      <style:text-properties fo:language="fr" fo:country="FR"/>
    </style:style>
    <style:style style:name="P38" style:parent-style-name="Standard" style:family="paragraph">
      <style:paragraph-properties fo:text-align="justify"/>
      <style:text-properties fo:language="fr" fo:country="FR"/>
    </style:style>
    <style:style style:name="P39" style:parent-style-name="Standard" style:family="paragraph">
      <style:paragraph-properties fo:text-align="justify"/>
      <style:text-properties fo:language="fr" fo:country="FR"/>
    </style:style>
    <style:style style:name="P40" style:parent-style-name="Standard" style:family="paragraph">
      <style:paragraph-properties fo:text-align="justify"/>
      <style:text-properties fo:language="fr" fo:country="FR"/>
    </style:style>
    <style:style style:name="P41" style:parent-style-name="Standard" style:family="paragraph">
      <style:paragraph-properties fo:text-align="justify"/>
      <style:text-properties fo:language="fr" fo:country="FR"/>
    </style:style>
    <style:style style:name="P42" style:parent-style-name="Standard" style:family="paragraph">
      <style:paragraph-properties fo:text-align="justify"/>
      <style:text-properties fo:language="fr" fo:country="FR"/>
    </style:style>
    <style:style style:name="P43" style:parent-style-name="Standard" style:family="paragraph">
      <style:paragraph-properties fo:text-align="justify"/>
      <style:text-properties fo:language="fr" fo:country="FR"/>
    </style:style>
    <style:style style:name="P44" style:parent-style-name="Standard" style:family="paragraph">
      <style:paragraph-properties fo:text-align="justify"/>
      <style:text-properties fo:language="fr" fo:country="FR"/>
    </style:style>
    <style:style style:name="P45" style:parent-style-name="Standard" style:family="paragraph">
      <style:paragraph-properties fo:text-align="justify"/>
      <style:text-properties fo:language="fr" fo:country="FR"/>
    </style:style>
    <style:style style:name="P46" style:parent-style-name="Standard" style:family="paragraph">
      <style:paragraph-properties fo:text-align="justify"/>
      <style:text-properties fo:language="fr" fo:country="FR"/>
    </style:style>
    <style:style style:name="P47" style:parent-style-name="Standard" style:family="paragraph">
      <style:paragraph-properties fo:text-align="justify"/>
      <style:text-properties fo:language="fr" fo:country="FR"/>
    </style:style>
    <style:style style:name="P48" style:parent-style-name="Standard" style:family="paragraph">
      <style:paragraph-properties fo:text-align="justify"/>
      <style:text-properties fo:language="fr" fo:country="FR"/>
    </style:style>
    <style:style style:name="P49" style:parent-style-name="Standard" style:family="paragraph">
      <style:paragraph-properties fo:text-align="justify"/>
      <style:text-properties fo:language="fr" fo:country="FR"/>
    </style:style>
    <style:style style:name="P50" style:parent-style-name="Standard" style:family="paragraph">
      <style:paragraph-properties fo:text-align="justify"/>
      <style:text-properties fo:language="fr" fo:country="FR"/>
    </style:style>
    <style:style style:name="P51" style:parent-style-name="Standard" style:family="paragraph">
      <style:paragraph-properties fo:text-align="justify"/>
      <style:text-properties fo:language="fr" fo:country="FR"/>
    </style:style>
    <style:style style:name="P52" style:parent-style-name="Standard" style:family="paragraph">
      <style:paragraph-properties fo:text-align="justify"/>
      <style:text-properties fo:language="fr" fo:country="FR"/>
    </style:style>
    <style:style style:name="P53" style:parent-style-name="Standard" style:family="paragraph">
      <style:paragraph-properties fo:text-align="justify"/>
      <style:text-properties fo:language="fr" fo:country="FR"/>
    </style:style>
    <style:style style:name="P54" style:parent-style-name="Standard" style:family="paragraph">
      <style:paragraph-properties fo:text-align="justify"/>
      <style:text-properties fo:language="fr" fo:country="FR"/>
    </style:style>
    <style:style style:name="P55" style:parent-style-name="Standard" style:family="paragraph">
      <style:paragraph-properties fo:text-align="justify"/>
      <style:text-properties fo:language="fr" fo:country="FR"/>
    </style:style>
    <style:style style:name="P56" style:parent-style-name="Standard" style:family="paragraph">
      <style:paragraph-properties fo:text-align="justify"/>
      <style:text-properties fo:language="fr" fo:country="FR"/>
    </style:style>
    <style:style style:name="P57" style:parent-style-name="Standard" style:family="paragraph">
      <style:paragraph-properties fo:text-align="justify"/>
      <style:text-properties fo:language="fr" fo:country="FR"/>
    </style:style>
    <style:style style:name="P58" style:parent-style-name="Standard" style:family="paragraph">
      <style:paragraph-properties fo:text-align="justify"/>
      <style:text-properties fo:language="fr" fo:country="FR"/>
    </style:style>
    <style:style style:name="P59" style:parent-style-name="Standard" style:family="paragraph">
      <style:paragraph-properties fo:text-align="justify"/>
    </style:style>
    <style:style style:name="T60" style:parent-style-name="Policepardéfaut" style:family="text">
      <style:text-properties fo:language="fr" fo:country="FR"/>
    </style:style>
  </office:automatic-styles>
  <office:body>
    <office:text text:use-soft-page-breaks="true">
      <text:p text:style-name="P1">Tp SMA</text:p>
      <text:p text:style-name="P2"/>
      <text:h text:style-name="P3" text:outline-level="1">Theme</text:h>
      <text:p text:style-name="P4">Héros et villains (capture de vilains, morts de héros)</text:p>
      <text:p text:style-name="P5"/>
      <text:h text:style-name="P6" text:outline-level="1">Analyse</text:h>
      <text:p text:style-name="P7">Catégories :</text:p>
      <text:list text:style-name="LFO1" text:continue-numbering="true">
        <text:list-item>
          <text:p text:style-name="P8">Les héros</text:p>
        </text:list-item>
        <text:list-item>
          <text:p text:style-name="P9">Les vilains</text:p>
        </text:list-item>
        <text:list-item>
          <text:p text:style-name="P10">Les humains</text:p>
        </text:list-item>
      </text:list>
      <text:p text:style-name="P11"/>
      <text:p text:style-name="P12">Personne ne peut devenir humain. On nait humain pour<text:s/>devenir super, ou on reste humain. Mais un super ne peut pas redevenir humain.</text:p>
      <text:p text:style-name="P13"/>
      <text:p text:style-name="P14">Les super et les humains ont une espérance de vie. Ils vont forcément mourir (#pragmatique).</text:p>
      <text:p text:style-name="P15"/>
      <text:p text:style-name="P16">Les héros et les vilains sont en opposition.</text:p>
      <text:p text:style-name="P17">Les vilains vont chercher a s'enrichir en braquant les banques. Les héros vont empecher ca, ce qui donne des affrontements :</text:p>
      <text:list text:style-name="LFO2" text:continue-numbering="true">
        <text:list-item>
          <text:p text:style-name="P18">Les héros veulent<text:s/>emprisonner<text:s/>les vilains</text:p>
        </text:list-item>
        <text:list-item>
          <text:p text:style-name="P19">Les vilains veulent tuer les héros ou s'enfuir (comportement)</text:p>
        </text:list-item>
      </text:list>
      <text:p text:style-name="P20"/>
      <text:p text:style-name="P21">Quand les<text:s/>vilains sont emprisonés, il peuvent :</text:p>
      <text:list text:style-name="LFO3" text:continue-numbering="true">
        <text:list-item>
          <text:p text:style-name="P22">S'évader au<text:s/>bout d'un certains temps (s'il n'y a plus de heros dans la base)</text:p>
        </text:list-item>
        <text:list-item>
          <text:p text:style-name="P23">Payer la justice pour être sorti (avec l'argent des braquages s'il a assez d'argent)</text:p>
        </text:list-item>
      </text:list>
      <text:p text:style-name="P24"/>
      <text:p text:style-name="P25">Les braquages par les vilains :</text:p>
      <text:p text:style-name="P26">Les vilains vont braquer les banques en ville. Il essaient de prendre l'argent. Si les héros les capturent pendant le braquage, ils ne gagnent par l'argent qu'il ont tenté de voler. S'il s'échappent ou tuent les héros, il gardent l'argent et l'ajoutent à leur compte.</text:p>
      <text:p text:style-name="P27"/>
      <text:p text:style-name="P28">Règles</text:p>
      <text:p text:style-name="P29">Environnement de simulation</text:p>
      <text:p text:style-name="P30">L’échelle des temps choisie<text:s/>correspondra à un écoulement classique. Nous choisirons de simuler heure par heure pour avoir un<text:s/>aperçu<text:s/>de ce qui se passe.<text:s/>Les autres données comme par exemple le temps de gestation des femmes sera de 9 mois.</text:p>
      <text:p text:style-name="P31">La simulation se déroulera heure par heure sur un espace à 2 dimensions. Cet espace représente une ville composée de différents éléments :</text:p>
      <text:list text:style-name="LFO5" text:continue-numbering="true">
        <text:list-item>
          <text:p text:style-name="P32">Des blocs « rue » : ces blocs<text:s/>sont accessibles par tous</text:p>
        </text:list-item>
        <text:list-item>
          <text:p text:style-name="P33">Des blocs QG qui sont accessibles à plusieurs niveaux :</text:p>
          <text:list text:continue-numbering="true">
            <text:list-item>
              <text:p text:style-name="P34">l’intérieur pour les agents appartenant au QG</text:p>
            </text:list-item>
            <text:list-item>
              <text:p text:style-name="P35">L’extérieur<text:s/>pour tout super</text:p>
            </text:list-item>
          </text:list>
        </text:list-item>
        <text:list-item>
          <text:p text:style-name="P36">Des blocs banques accessibles par tous représentant la ressource passive</text:p>
        </text:list-item>
        <text:list-item>
          <text:p text:style-name="P37">Des blocs immeubles dans lesquels les citoyens y résidant peuvent entrer mais personne d’autre.<text:s/>Les supers en ayant le pouvoir peuvent les traverser par l’extérieur.</text:p>
        </text:list-item>
      </text:list>
      <text:p text:style-name="P38">Règles de déplacement :</text:p>
      <text:p text:style-name="P39">Tout le monde peut se déplacer librement dans les zones qui lui sont permises :</text:p>
      <text:list text:style-name="LFO4" text:continue-numbering="true">
        <text:list-item>
          <text:p text:style-name="P40">Les citoyens se déplacent sur les rues, les banques et leur habitat</text:p>
        </text:list-item>
        <text:list-item>
          <text:p text:style-name="P41">Les vilains se déplacent sur les rues, les banques et leur QG</text:p>
        </text:list-item>
        <text:list-item>
          <text:p text:style-name="P42">Les héros se déplacent sur les rues, les banques et leur QG</text:p>
        </text:list-item>
      </text:list>
      <text:p text:style-name="P43">Il y a deux façons d’être dans une zone : soit à l’intérieur<text:s/>(bâtiments)<text:s/>soit à l’extérieur.</text:p>
      <text:p text:style-name="P44"/>
      <text:p text:style-name="P45">Certains super peuvent se placer sur les batiments (sans y entrer) car leur pouvoir de déplacement le permet (vol, passe muraille, etc ..).Sinon ils ne peuvent pas se placer sur la case du bâtiment et doivent le contourner.</text:p>
      <text:p text:style-name="P46">Concernant la vitesse de déplacement chaque agent aura un paramètre de vitesse en blocs/tour (=bloc/heure). Les citoyens auront tous la même vitesse de déplacement.</text:p>
      <text:p text:style-name="P47"/>
      <text:p text:style-name="P48">Règles de<text:s/>naissances</text:p>
      <text:p text:style-name="P49">Naissances des ordinaires :</text:p>
      <text:p text:style-name="P50">Personne ne peut devenir humain.<text:s/>Les humains sont générés de façon naturelle : chaque nuit, les habitants d’un<text:s/>immeuble<text:s/>auront une probabilité de se reproduire. A l’approche des neuf mois de gestation<text:s/>le moment exact<text:s/>des accouchements dépend d’une distribution normale.</text:p>
      <text:p text:style-name="P51">Naissance des supers :</text:p>
      <text:p text:style-name="P52">On nait humain pour devenir super, ou on reste humain. Mais un super ne peut pas redevenir humain.<text:s/>A 18 ans chaque humain a une probabilité X commune de devenir super. Dès lors selon la popularité des héros et des vilains, le nouveau héro a un certain pourcentage de chance de devenir héro ou méchant.</text:p>
      <text:p text:style-name="P53"/>
      <text:p text:style-name="P54">Règles de mort :</text:p>
      <text:p text:style-name="P55">La population a une esperance de vie suivant une loi issue de cas réel. La probabilité de mort suit une loi décrite par un histogramme.</text:p>
      <text:p text:style-name="P56">Les héros peuvent mourir soit de vieillesse (comme les humains) soit parce qu’ils sont tués par les vilains.</text:p>
      <text:p text:style-name="P57">Les vilains peuvent mourir de vieillesse<text:s/>ou alors a cause d’un « accident » lors d’un affrontement.</text:p>
      <text:p text:style-name="P58">Etant donné que l’on considère la migration des populations, une émigration peut être considéré comme une mort.</text:p>
      <text:p text:style-name="P59"><text:span text:style-name="T60">Un normal peut déménager avec une probabilité constante. Un héro ne déménage jamais. Un vilain peut décider de déménager suite à un nombre trop important d’échecs (très mini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vg:font-family="WenQuanYi Zen He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font-name-asian="WenQuanYi Zen Hei" style:font-name-complex="Free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font-name-asian="WenQuanYi Zen Hei"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enoît Garçon</dc:creator>
    <meta:creation-date>2015-11-20T14:51:00Z</meta:creation-date>
    <dc:date>2015-11-27T11:05:00Z</dc:date>
    <meta:template xlink:href="Normal.dotm" xlink:type="simple"/>
    <meta:editing-cycles>9</meta:editing-cycles>
    <meta:editing-duration>PT6840S</meta:editing-duration>
    <meta:document-statistic meta:page-count="2" meta:paragraph-count="8" meta:word-count="623" meta:character-count="4044" meta:row-count="28" meta:non-whitespace-character-count="3429"/>
  </office:meta>
</office:document-meta>
</file>